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8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6790" calcext:value-type="float">
            <text:p><text:s text:c="3"/>136,790</text:p>
          </table:table-cell>
          <table:table-cell table:style-name="ce35" office:value-type="float" office:value="123803" calcext:value-type="float">
            <text:p><text:s text:c="3"/>123,803</text:p>
          </table:table-cell>
          <table:table-cell table:style-name="ce35" office:value-type="float" office:value="4313" calcext:value-type="float">
            <text:p><text:s text:c="3"/>4,313</text:p>
          </table:table-cell>
          <table:table-cell table:style-name="ce35" office:value-type="float" office:value="3590" calcext:value-type="float">
            <text:p><text:s text:c="3"/>3,590</text:p>
          </table:table-cell>
          <table:table-cell table:style-name="ce35" office:value-type="float" office:value="723" calcext:value-type="float">
            <text:p><text:s text:c="3"/>723</text:p>
          </table:table-cell>
          <table:table-cell table:style-name="ce35" office:value-type="float" office:value="8674" calcext:value-type="float">
            <text:p><text:s text:c="3"/>8,674</text:p>
          </table:table-cell>
          <table:table-cell table:style-name="ce35" office:value-type="float" office:value="6439" calcext:value-type="float">
            <text:p><text:s text:c="3"/>6,439</text:p>
          </table:table-cell>
          <table:table-cell table:style-name="ce35" office:value-type="float" office:value="2235" calcext:value-type="float">
            <text:p><text:s text:c="3"/>2,235</text:p>
          </table:table-cell>
          <table:table-cell table:style-name="ce35" office:value-type="float" office:value="132492" calcext:value-type="float">
            <text:p><text:s text:c="3"/>132,492</text:p>
          </table:table-cell>
          <table:table-cell table:style-name="ce35" office:value-type="float" office:value="119893" calcext:value-type="float">
            <text:p><text:s text:c="3"/>119,893</text:p>
          </table:table-cell>
          <table:table-cell table:style-name="ce35" office:value-type="float" office:value="4153" calcext:value-type="float">
            <text:p><text:s text:c="3"/>4,153</text:p>
          </table:table-cell>
          <table:table-cell table:style-name="ce35" office:value-type="float" office:value="3491" calcext:value-type="float">
            <text:p><text:s text:c="3"/>3,491</text:p>
          </table:table-cell>
          <table:table-cell table:style-name="ce35" office:value-type="float" office:value="662" calcext:value-type="float">
            <text:p><text:s text:c="3"/>662</text:p>
          </table:table-cell>
          <table:table-cell table:style-name="ce35" office:value-type="float" office:value="8446" calcext:value-type="float">
            <text:p><text:s text:c="3"/>8,446</text:p>
          </table:table-cell>
          <table:table-cell table:style-name="ce35" office:value-type="float" office:value="6296" calcext:value-type="float">
            <text:p><text:s text:c="3"/>6,296</text:p>
          </table:table-cell>
          <table:table-cell table:style-name="ce35" office:value-type="float" office:value="2150" calcext:value-type="float">
            <text:p><text:s text:c="3"/>2,150</text:p>
          </table:table-cell>
          <table:table-cell table:style-name="ce35" office:value-type="float" office:value="4298" calcext:value-type="float">
            <text:p><text:s text:c="3"/>4,298</text:p>
          </table:table-cell>
          <table:table-cell table:style-name="ce35" office:value-type="float" office:value="3910" calcext:value-type="float">
            <text:p><text:s text:c="3"/>3,910</text:p>
          </table:table-cell>
          <table:table-cell table:style-name="ce35" office:value-type="float" office:value="160" calcext:value-type="float">
            <text:p><text:s text:c="3"/>160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228" calcext:value-type="float">
            <text:p><text:s text:c="3"/>228</text:p>
          </table:table-cell>
          <table:table-cell table:style-name="ce35" office:value-type="float" office:value="143" calcext:value-type="float">
            <text:p><text:s text:c="3"/>143</text:p>
          </table:table-cell>
          <table:table-cell table:style-name="ce69" office:value-type="float" office:value="85" calcext:value-type="float">
            <text:p><text:s text:c="3"/>85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7586" calcext:value-type="float">
            <text:p><text:s text:c="3"/>67,586</text:p>
          </table:table-cell>
          <table:table-cell table:style-name="ce36" office:value-type="float" office:value="63742" calcext:value-type="float">
            <text:p><text:s text:c="3"/>63,742</text:p>
          </table:table-cell>
          <table:table-cell table:style-name="ce36" office:value-type="float" office:value="1212" calcext:value-type="float">
            <text:p><text:s text:c="3"/>1,212</text:p>
          </table:table-cell>
          <table:table-cell table:style-name="ce36" office:value-type="float" office:value="877" calcext:value-type="float">
            <text:p><text:s text:c="3"/>877</text:p>
          </table:table-cell>
          <table:table-cell table:style-name="ce36" office:value-type="float" office:value="335" calcext:value-type="float">
            <text:p><text:s text:c="3"/>335</text:p>
          </table:table-cell>
          <table:table-cell table:style-name="ce36" office:value-type="float" office:value="2632" calcext:value-type="float">
            <text:p><text:s text:c="3"/>2,632</text:p>
          </table:table-cell>
          <table:table-cell table:style-name="ce36" office:value-type="float" office:value="984" calcext:value-type="float">
            <text:p><text:s text:c="3"/>984</text:p>
          </table:table-cell>
          <table:table-cell table:style-name="ce36" office:value-type="float" office:value="1648" calcext:value-type="float">
            <text:p><text:s text:c="3"/>1,648</text:p>
          </table:table-cell>
          <table:table-cell table:style-name="ce36" office:value-type="float" office:value="66246" calcext:value-type="float">
            <text:p><text:s text:c="3"/>66,246</text:p>
          </table:table-cell>
          <table:table-cell table:style-name="ce36" office:value-type="float" office:value="62573" calcext:value-type="float">
            <text:p><text:s text:c="3"/>62,573</text:p>
          </table:table-cell>
          <table:table-cell table:style-name="ce36" office:value-type="float" office:value="1146" calcext:value-type="float">
            <text:p><text:s text:c="3"/>1,146</text:p>
          </table:table-cell>
          <table:table-cell table:style-name="ce36" office:value-type="float" office:value="848" calcext:value-type="float">
            <text:p><text:s text:c="3"/>848</text:p>
          </table:table-cell>
          <table:table-cell table:style-name="ce36" office:value-type="float" office:value="298" calcext:value-type="float">
            <text:p><text:s text:c="3"/>298</text:p>
          </table:table-cell>
          <table:table-cell table:style-name="ce36" office:value-type="float" office:value="2527" calcext:value-type="float">
            <text:p><text:s text:c="3"/>2,527</text:p>
          </table:table-cell>
          <table:table-cell table:style-name="ce36" office:value-type="float" office:value="940" calcext:value-type="float">
            <text:p><text:s text:c="3"/>940</text:p>
          </table:table-cell>
          <table:table-cell table:style-name="ce36" office:value-type="float" office:value="1587" calcext:value-type="float">
            <text:p><text:s text:c="3"/>1,587</text:p>
          </table:table-cell>
          <table:table-cell table:style-name="ce36" office:value-type="float" office:value="1340" calcext:value-type="float">
            <text:p><text:s text:c="3"/>1,340</text:p>
          </table:table-cell>
          <table:table-cell table:style-name="ce36" office:value-type="float" office:value="1169" calcext:value-type="float">
            <text:p><text:s text:c="3"/>1,169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70" office:value-type="float" office:value="61" calcext:value-type="float">
            <text:p><text:s text:c="3"/>61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9204" calcext:value-type="float">
            <text:p><text:s text:c="3"/>69,204</text:p>
          </table:table-cell>
          <table:table-cell table:style-name="ce36" office:value-type="float" office:value="60061" calcext:value-type="float">
            <text:p><text:s text:c="3"/>60,061</text:p>
          </table:table-cell>
          <table:table-cell table:style-name="ce36" office:value-type="float" office:value="3101" calcext:value-type="float">
            <text:p><text:s text:c="3"/>3,101</text:p>
          </table:table-cell>
          <table:table-cell table:style-name="ce36" office:value-type="float" office:value="2713" calcext:value-type="float">
            <text:p><text:s text:c="3"/>2,713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6042" calcext:value-type="float">
            <text:p><text:s text:c="3"/>6,042</text:p>
          </table:table-cell>
          <table:table-cell table:style-name="ce36" office:value-type="float" office:value="5455" calcext:value-type="float">
            <text:p><text:s text:c="3"/>5,455</text:p>
          </table:table-cell>
          <table:table-cell table:style-name="ce36" office:value-type="float" office:value="587" calcext:value-type="float">
            <text:p><text:s text:c="3"/>587</text:p>
          </table:table-cell>
          <table:table-cell table:style-name="ce36" office:value-type="float" office:value="66246" calcext:value-type="float">
            <text:p><text:s text:c="3"/>66,246</text:p>
          </table:table-cell>
          <table:table-cell table:style-name="ce36" office:value-type="float" office:value="57320" calcext:value-type="float">
            <text:p><text:s text:c="3"/>57,320</text:p>
          </table:table-cell>
          <table:table-cell table:style-name="ce36" office:value-type="float" office:value="3007" calcext:value-type="float">
            <text:p><text:s text:c="3"/>3,007</text:p>
          </table:table-cell>
          <table:table-cell table:style-name="ce36" office:value-type="float" office:value="2643" calcext:value-type="float">
            <text:p><text:s text:c="3"/>2,643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5919" calcext:value-type="float">
            <text:p><text:s text:c="3"/>5,919</text:p>
          </table:table-cell>
          <table:table-cell table:style-name="ce36" office:value-type="float" office:value="5356" calcext:value-type="float">
            <text:p><text:s text:c="3"/>5,356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2958" calcext:value-type="float">
            <text:p><text:s text:c="3"/>2,958</text:p>
          </table:table-cell>
          <table:table-cell table:style-name="ce36" office:value-type="float" office:value="2741" calcext:value-type="float">
            <text:p><text:s text:c="3"/>2,741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564" calcext:value-type="float">
            <text:p><text:s text:c="3"/>56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516" calcext:value-type="float">
            <text:p><text:s text:c="3"/>51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style-name="ce38" office:value-type="float" office:value="4926" calcext:value-type="float">
            <text:p><text:s text:c="3"/>4,92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4656" calcext:value-type="float">
            <text:p><text:s text:c="3"/>4,65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16.7554766133807" calcext:value-type="float">
            <text:p>16.76</text:p>
          </table:table-cell>
          <table:table-cell table:style-name="ce39" office:value-type="float" office:value="21.5250851838797" calcext:value-type="float">
            <text:p>21.53</text:p>
          </table:table-cell>
          <table:table-cell table:style-name="ce39" office:value-type="float" office:value="8.63453815261044" calcext:value-type="float">
            <text:p>8.63</text:p>
          </table:table-cell>
          <table:table-cell table:style-name="ce39" office:value-type="float" office:value="8.43373493975904" calcext:value-type="float">
            <text:p>8.43</text:p>
          </table:table-cell>
          <table:table-cell table:style-name="ce39" office:value-type="float" office:value="9.63855421686747" calcext:value-type="float">
            <text:p>9.64</text:p>
          </table:table-cell>
          <table:table-cell table:style-name="ce39" office:value-type="float" office:value="-15.7333333333333" calcext:value-type="float">
            <text:p>–15.73</text:p>
          </table:table-cell>
          <table:table-cell table:style-name="ce39" office:value-type="float" office:value="-19.1637630662021" calcext:value-type="float">
            <text:p>–19.16</text:p>
          </table:table-cell>
          <table:table-cell table:style-name="ce39" office:value-type="float" office:value="-4.54545454545455" calcext:value-type="float">
            <text:p>–4.55</text:p>
          </table:table-cell>
          <table:table-cell table:style-name="ce39" office:value-type="float" office:value="16.2909836065574" calcext:value-type="float">
            <text:p>16.29</text:p>
          </table:table-cell>
          <table:table-cell table:style-name="ce39" office:value-type="float" office:value="21.5037962282635" calcext:value-type="float">
            <text:p>21.50</text:p>
          </table:table-cell>
          <table:table-cell table:style-name="ce39" office:value-type="float" office:value="4.66531440162272" calcext:value-type="float">
            <text:p>4.67</text:p>
          </table:table-cell>
          <table:table-cell table:style-name="ce39" office:value-type="float" office:value="4.57831325301205" calcext:value-type="float">
            <text:p>4.58</text:p>
          </table:table-cell>
          <table:table-cell table:style-name="ce39" office:value-type="float" office:value="5.12820512820513" calcext:value-type="float">
            <text:p>5.13</text:p>
          </table:table-cell>
          <table:table-cell table:style-name="ce39" office:value-type="float" office:value="-17.1662125340599" calcext:value-type="float">
            <text:p>–17.17</text:p>
          </table:table-cell>
          <table:table-cell table:style-name="ce39" office:value-type="float" office:value="-20.0236966824645" calcext:value-type="float">
            <text:p>–20.02</text:p>
          </table:table-cell>
          <table:table-cell table:style-name="ce39" office:value-type="float" office:value="-7.78210116731518" calcext:value-type="float">
            <text:p>–7.78</text:p>
          </table:table-cell>
          <table:table-cell table:style-name="ce39" office:value-type="float" office:value="28.8770053475936" calcext:value-type="float">
            <text:p>28.88</text:p>
          </table:table-cell>
          <table:table-cell table:style-name="ce39" office:value-type="float" office:value="22.0289855072464" calcext:value-type="float">
            <text:p>22.03</text:p>
          </table:table-cell>
          <table:table-cell table:style-name="ce39" office:value-type="float" office:value="400" calcext:value-type="float">
            <text:p>40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80" calcext:value-type="float">
            <text:p>80.00</text:p>
          </table:table-cell>
          <table:table-cell table:style-name="ce39" office:value-type="float" office:value="50" calcext:value-type="float">
            <text:p>50.00</text:p>
          </table:table-cell>
          <table:table-cell table:style-name="ce39" office:value-type="float" office:value="23.5294117647059" calcext:value-type="float">
            <text:p>23.53</text:p>
          </table:table-cell>
          <table:table-cell table:style-name="ce39" office:value-type="float" office:value="114.285714285714" calcext:value-type="float">
            <text:p>114.29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16.7264752791069" calcext:value-type="float">
            <text:p>16.73</text:p>
          </table:table-cell>
          <table:table-cell table:style-name="ce40" office:value-type="float" office:value="19.2646411272567" calcext:value-type="float">
            <text:p>19.26</text:p>
          </table:table-cell>
          <table:table-cell table:style-name="ce40" office:value-type="float" office:value="14.6853146853147" calcext:value-type="float">
            <text:p>14.69</text:p>
          </table:table-cell>
          <table:table-cell table:style-name="ce40" office:value-type="float" office:value="25.2525252525253" calcext:value-type="float">
            <text:p>25.25</text:p>
          </table:table-cell>
          <table:table-cell table:style-name="ce40" office:value-type="float" office:value="-9.09090909090909" calcext:value-type="float">
            <text:p>–9.09</text:p>
          </table:table-cell>
          <table:table-cell table:style-name="ce40" office:value-type="float" office:value="-17.2205438066465" calcext:value-type="float">
            <text:p>–17.22</text:p>
          </table:table-cell>
          <table:table-cell table:style-name="ce40" office:value-type="float" office:value="-31.6176470588235" calcext:value-type="float">
            <text:p>–31.62</text:p>
          </table:table-cell>
          <table:table-cell table:style-name="ce40" office:value-type="float" office:value="-7.17948717948718" calcext:value-type="float">
            <text:p>–7.18</text:p>
          </table:table-cell>
          <table:table-cell table:style-name="ce40" office:value-type="float" office:value="16.2909836065574" calcext:value-type="float">
            <text:p>16.29</text:p>
          </table:table-cell>
          <table:table-cell table:style-name="ce40" office:value-type="float" office:value="19.1672324055216" calcext:value-type="float">
            <text:p>19.17</text:p>
          </table:table-cell>
          <table:table-cell table:style-name="ce40" office:value-type="float" office:value="7.14285714285714" calcext:value-type="float">
            <text:p>7.14</text:p>
          </table:table-cell>
          <table:table-cell table:style-name="ce40" office:value-type="float" office:value="18.1818181818182" calcext:value-type="float">
            <text:p>18.18</text:p>
          </table:table-cell>
          <table:table-cell table:style-name="ce40" office:value-type="float" office:value="-19.5121951219512" calcext:value-type="float">
            <text:p>–19.51</text:p>
          </table:table-cell>
          <table:table-cell table:style-name="ce40" office:value-type="float" office:value="-19.3146417445483" calcext:value-type="float">
            <text:p>–19.31</text:p>
          </table:table-cell>
          <table:table-cell table:style-name="ce40" office:value-type="float" office:value="-33.587786259542" calcext:value-type="float">
            <text:p>–33.59</text:p>
          </table:table-cell>
          <table:table-cell table:style-name="ce40" office:value-type="float" office:value="-9.47368421052632" calcext:value-type="float">
            <text:p>–9.47</text:p>
          </table:table-cell>
          <table:table-cell table:style-name="ce40" office:value-type="float" office:value="32.3529411764706" calcext:value-type="float">
            <text:p>32.35</text:p>
          </table:table-cell>
          <table:table-cell table:style-name="ce40" office:value-type="float" office:value="22.7642276422764" calcext:value-type="float">
            <text:p>22.76</text:p>
          </table:table-cell>
          <table:table-cell table:style-name="ce40" office:value-type="float" office:value="366.666666666667" calcext:value-type="float">
            <text:p>366.67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133.333333333333" calcext:value-type="float">
            <text:p>133.33</text:p>
          </table:table-cell>
          <table:table-cell table:style-name="ce40" office:value-type="float" office:value="50" calcext:value-type="float">
            <text:p>50.00</text:p>
          </table:table-cell>
          <table:table-cell table:style-name="ce40" office:value-type="float" office:value="20" calcext:value-type="float">
            <text:p>20.00</text:p>
          </table:table-cell>
          <table:table-cell table:style-name="ce73" office:value-type="float" office:value="80" calcext:value-type="float">
            <text:p>8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16.7838999609222" calcext:value-type="float">
            <text:p>16.78</text:p>
          </table:table-cell>
          <table:table-cell table:style-name="ce41" office:value-type="float" office:value="24.1118669690098" calcext:value-type="float">
            <text:p>24.11</text:p>
          </table:table-cell>
          <table:table-cell table:style-name="ce41" office:value-type="float" office:value="6.19718309859155" calcext:value-type="float">
            <text:p>6.20</text:p>
          </table:table-cell>
          <table:table-cell table:style-name="ce41" office:value-type="float" office:value="3.16455696202532" calcext:value-type="float">
            <text:p>3.16</text:p>
          </table:table-cell>
          <table:table-cell table:style-name="ce41" office:value-type="float" office:value="30.7692307692308" calcext:value-type="float">
            <text:p>30.77</text:p>
          </table:table-cell>
          <table:table-cell table:style-name="ce41" office:value-type="float" office:value="-15.1133501259446" calcext:value-type="float">
            <text:p>–15.11</text:p>
          </table:table-cell>
          <table:table-cell table:style-name="ce41" office:value-type="float" office:value="-16.8275862068966" calcext:value-type="float">
            <text:p>–16.83</text:p>
          </table:table-cell>
          <table:table-cell table:style-name="ce41" office:value-type="float" office:value="2.89855072463768" calcext:value-type="float">
            <text:p>2.90</text:p>
          </table:table-cell>
          <table:table-cell table:style-name="ce41" office:value-type="float" office:value="16.2909836065574" calcext:value-type="float">
            <text:p>16.29</text:p>
          </table:table-cell>
          <table:table-cell table:style-name="ce41" office:value-type="float" office:value="24.2594075260208" calcext:value-type="float">
            <text:p>24.26</text:p>
          </table:table-cell>
          <table:table-cell table:style-name="ce41" office:value-type="float" office:value="3.68271954674221" calcext:value-type="float">
            <text:p>3.68</text:p>
          </table:table-cell>
          <table:table-cell table:style-name="ce41" office:value-type="float" office:value="0.316455696202532" calcext:value-type="float">
            <text:p>0.32</text:p>
          </table:table-cell>
          <table:table-cell table:style-name="ce41" office:value-type="float" office:value="32.4324324324324" calcext:value-type="float">
            <text:p>32.43</text:p>
          </table:table-cell>
          <table:table-cell table:style-name="ce41" office:value-type="float" office:value="-16.2820512820513" calcext:value-type="float">
            <text:p>–16.28</text:p>
          </table:table-cell>
          <table:table-cell table:style-name="ce41" office:value-type="float" office:value="-17.531556802244" calcext:value-type="float">
            <text:p>–17.53</text:p>
          </table:table-cell>
          <table:table-cell table:style-name="ce41" office:value-type="float" office:value="-2.98507462686567" calcext:value-type="float">
            <text:p>–2.99</text:p>
          </table:table-cell>
          <table:table-cell table:style-name="ce41" office:value-type="float" office:value="26.890756302521" calcext:value-type="float">
            <text:p>26.89</text:p>
          </table:table-cell>
          <table:table-cell table:style-name="ce41" office:value-type="float" office:value="21.6216216216216" calcext:value-type="float">
            <text:p>21.62</text:p>
          </table:table-cell>
          <table:table-cell table:style-name="ce41" office:value-type="float" office:value="450" calcext:value-type="float">
            <text:p>45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50" calcext:value-type="float">
            <text:p>50.00</text:p>
          </table:table-cell>
          <table:table-cell table:style-name="ce41" office:value-type="float" office:value="25" calcext:value-type="float">
            <text:p>25.00</text:p>
          </table:table-cell>
          <table:table-cell table:style-name="ce41" office:value-type="float" office:value="200" calcext:value-type="float">
            <text:p>200.00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20.2480452952278" calcext:value-type="float">
            <text:p>–20.25</text:p>
          </table:table-cell>
          <table:table-cell table:style-name="ce42" office:value-type="float" office:value="-21.9690682761222" calcext:value-type="float">
            <text:p>–21.97</text:p>
          </table:table-cell>
          <table:table-cell table:style-name="ce42" office:value-type="float" office:value="5.04854368932039" calcext:value-type="float">
            <text:p>5.05</text:p>
          </table:table-cell>
          <table:table-cell table:style-name="ce42" office:value-type="float" office:value="4.8951048951049" calcext:value-type="float">
            <text:p>4.90</text:p>
          </table:table-cell>
          <table:table-cell table:style-name="ce42" office:value-type="float" office:value="5.81395348837209" calcext:value-type="float">
            <text:p>5.81</text:p>
          </table:table-cell>
          <table:table-cell table:style-name="ce42" office:value-type="float" office:value="-11.0694183864916" calcext:value-type="float">
            <text:p>–11.07</text:p>
          </table:table-cell>
          <table:table-cell table:style-name="ce42" office:value-type="float" office:value="-10.7692307692308" calcext:value-type="float">
            <text:p>–10.77</text:p>
          </table:table-cell>
          <table:table-cell table:style-name="ce42" office:value-type="float" office:value="-11.8881118881119" calcext:value-type="float">
            <text:p>–11.89</text:p>
          </table:table-cell>
          <table:table-cell table:style-name="ce42" office:value-type="float" office:value="-20.6182682892712" calcext:value-type="float">
            <text:p>–20.62</text:p>
          </table:table-cell>
          <table:table-cell table:style-name="ce42" office:value-type="float" office:value="-22.3752151462995" calcext:value-type="float">
            <text:p>–22.38</text:p>
          </table:table-cell>
          <table:table-cell table:style-name="ce42" office:value-type="float" office:value="5.52147239263804" calcext:value-type="float">
            <text:p>5.52</text:p>
          </table:table-cell>
          <table:table-cell table:style-name="ce42" office:value-type="float" office:value="5.33980582524272" calcext:value-type="float">
            <text:p>5.34</text:p>
          </table:table-cell>
          <table:table-cell table:style-name="ce42" office:value-type="float" office:value="6.49350649350649" calcext:value-type="float">
            <text:p>6.49</text:p>
          </table:table-cell>
          <table:table-cell table:style-name="ce42" office:value-type="float" office:value="-11.1976630963973" calcext:value-type="float">
            <text:p>–11.20</text:p>
          </table:table-cell>
          <table:table-cell table:style-name="ce42" office:value-type="float" office:value="-10.4774535809019" calcext:value-type="float">
            <text:p>–10.48</text:p>
          </table:table-cell>
          <table:table-cell table:style-name="ce42" office:value-type="float" office:value="-13.1868131868132" calcext:value-type="float">
            <text:p>–13.19</text:p>
          </table:table-cell>
          <table:table-cell table:style-name="ce42" office:value-type="float" office:value="-10.4089219330855" calcext:value-type="float">
            <text:p>–10.41</text:p>
          </table:table-cell>
          <table:table-cell table:style-name="ce42" office:value-type="float" office:value="-10.9936575052854" calcext:value-type="float">
            <text:p>–10.99</text:p>
          </table:table-cell>
          <table:table-cell table:style-name="ce42" office:value-type="float" office:value="-3.84615384615385" calcext:value-type="float">
            <text:p>–3.85</text:p>
          </table:table-cell>
          <table:table-cell table:style-name="ce42" office:value-type="float" office:value="-5.88235294117647" calcext:value-type="float">
            <text:p>–5.8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-7.69230769230769" calcext:value-type="float">
            <text:p>–7.69</text:p>
          </table:table-cell>
          <table:table-cell table:style-name="ce42" office:value-type="float" office:value="-19.2307692307692" calcext:value-type="float">
            <text:p>–19.23</text:p>
          </table:table-cell>
          <table:table-cell table:style-name="ce42" office:value-type="float" office:value="15.3846153846154" calcext:value-type="float">
            <text:p>15.38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20.002732613745" calcext:value-type="float">
            <text:p>–20.00</text:p>
          </table:table-cell>
          <table:table-cell table:style-name="ce43" office:value-type="float" office:value="-20.8966121495327" calcext:value-type="float">
            <text:p>–20.90</text:p>
          </table:table-cell>
          <table:table-cell table:style-name="ce43" office:value-type="float" office:value="17.9856115107914" calcext:value-type="float">
            <text:p>17.99</text:p>
          </table:table-cell>
          <table:table-cell table:style-name="ce43" office:value-type="float" office:value="24" calcext:value-type="float">
            <text:p>24.00</text:p>
          </table:table-cell>
          <table:table-cell table:style-name="ce43" office:value-type="float" office:value="2.56410256410256" calcext:value-type="float">
            <text:p>2.56</text:p>
          </table:table-cell>
          <table:table-cell table:style-name="ce43" office:value-type="float" office:value="-17.4698795180723" calcext:value-type="float">
            <text:p>–17.47</text:p>
          </table:table-cell>
          <table:table-cell table:style-name="ce43" office:value-type="float" office:value="-20.5128205128205" calcext:value-type="float">
            <text:p>–20.51</text:p>
          </table:table-cell>
          <table:table-cell table:style-name="ce43" office:value-type="float" office:value="-15.8139534883721" calcext:value-type="float">
            <text:p>–15.81</text:p>
          </table:table-cell>
          <table:table-cell table:style-name="ce43" office:value-type="float" office:value="-20.6182682892712" calcext:value-type="float">
            <text:p>–20.62</text:p>
          </table:table-cell>
          <table:table-cell table:style-name="ce43" office:value-type="float" office:value="-21.4381620170073" calcext:value-type="float">
            <text:p>–21.44</text:p>
          </table:table-cell>
          <table:table-cell table:style-name="ce43" office:value-type="float" office:value="14.5038167938931" calcext:value-type="float">
            <text:p>14.50</text:p>
          </table:table-cell>
          <table:table-cell table:style-name="ce43" office:value-type="float" office:value="20.6185567010309" calcext:value-type="float">
            <text:p>20.62</text:p>
          </table:table-cell>
          <table:table-cell table:style-name="ce43" office:value-type="float" office:value="-2.94117647058824" calcext:value-type="float">
            <text:p>–2.94</text:p>
          </table:table-cell>
          <table:table-cell table:style-name="ce43" office:value-type="float" office:value="-17.7777777777778" calcext:value-type="float">
            <text:p>–17.78</text:p>
          </table:table-cell>
          <table:table-cell table:style-name="ce43" office:value-type="float" office:value="-22.3214285714286" calcext:value-type="float">
            <text:p>–22.32</text:p>
          </table:table-cell>
          <table:table-cell table:style-name="ce43" office:value-type="float" office:value="-15.2709359605911" calcext:value-type="float">
            <text:p>–15.27</text:p>
          </table:table-cell>
          <table:table-cell table:style-name="ce43" office:value-type="float" office:value="5.88235294117647" calcext:value-type="float">
            <text:p>5.88</text:p>
          </table:table-cell>
          <table:table-cell table:style-name="ce43" office:value-type="float" office:value="4.13793103448276" calcext:value-type="float">
            <text:p>4.14</text:p>
          </table:table-cell>
          <table:table-cell table:style-name="ce43" office:value-type="float" office:value="75" calcext:value-type="float">
            <text:p>75.00</text:p>
          </table:table-cell>
          <table:table-cell table:style-name="ce43" office:value-type="float" office:value="133.333333333333" calcext:value-type="float">
            <text:p>133.33</text:p>
          </table:table-cell>
          <table:table-cell table:style-name="ce43" office:value-type="float" office:value="40" calcext:value-type="float">
            <text:p>40.00</text:p>
          </table:table-cell>
          <table:table-cell table:style-name="ce43" office:value-type="float" office:value="-11.7647058823529" calcext:value-type="float">
            <text:p>–11.76</text:p>
          </table:table-cell>
          <table:table-cell table:style-name="ce43" office:value-type="float" office:value="20" calcext:value-type="float">
            <text:p>20.00</text:p>
          </table:table-cell>
          <table:table-cell table:style-name="ce74" office:value-type="float" office:value="-25" calcext:value-type="float">
            <text:p>–25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20.486896368232" calcext:value-type="float">
            <text:p>–20.49</text:p>
          </table:table-cell>
          <table:table-cell table:style-name="ce41" office:value-type="float" office:value="-23.1153425940378" calcext:value-type="float">
            <text:p>–23.12</text:p>
          </table:table-cell>
          <table:table-cell table:style-name="ce41" office:value-type="float" office:value="0.265957446808511" calcext:value-type="float">
            <text:p>0.27</text:p>
          </table:table-cell>
          <table:table-cell table:style-name="ce41" office:value-type="float" office:value="-0.911854103343465" calcext:value-type="float">
            <text:p>–0.91</text:p>
          </table:table-cell>
          <table:table-cell table:style-name="ce41" office:value-type="float" office:value="8.51063829787234" calcext:value-type="float">
            <text:p>8.51</text:p>
          </table:table-cell>
          <table:table-cell table:style-name="ce41" office:value-type="float" office:value="-8.17438692098093" calcext:value-type="float">
            <text:p>–8.17</text:p>
          </table:table-cell>
          <table:table-cell table:style-name="ce41" office:value-type="float" office:value="-9.04977375565611" calcext:value-type="float">
            <text:p>–9.05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20.6182682892712" calcext:value-type="float">
            <text:p>–20.62</text:p>
          </table:table-cell>
          <table:table-cell table:style-name="ce41" office:value-type="float" office:value="-23.408455338049" calcext:value-type="float">
            <text:p>–23.41</text:p>
          </table:table-cell>
          <table:table-cell table:style-name="ce41" office:value-type="float" office:value="2.23463687150838" calcext:value-type="float">
            <text:p>2.23</text:p>
          </table:table-cell>
          <table:table-cell table:style-name="ce41" office:value-type="float" office:value="0.634920634920635" calcext:value-type="float">
            <text:p>0.63</text:p>
          </table:table-cell>
          <table:table-cell table:style-name="ce41" office:value-type="float" office:value="13.953488372093" calcext:value-type="float">
            <text:p>13.95</text:p>
          </table:table-cell>
          <table:table-cell table:style-name="ce41" office:value-type="float" office:value="-8.28651685393258" calcext:value-type="float">
            <text:p>–8.29</text:p>
          </table:table-cell>
          <table:table-cell table:style-name="ce41" office:value-type="float" office:value="-8.41121495327103" calcext:value-type="float">
            <text:p>–8.41</text:p>
          </table:table-cell>
          <table:table-cell table:style-name="ce41" office:value-type="float" office:value="-7.14285714285714" calcext:value-type="float">
            <text:p>–7.14</text:p>
          </table:table-cell>
          <table:table-cell table:style-name="ce41" office:value-type="float" office:value="-17.9347826086957" calcext:value-type="float">
            <text:p>–17.93</text:p>
          </table:table-cell>
          <table:table-cell table:style-name="ce41" office:value-type="float" office:value="-17.6829268292683" calcext:value-type="float">
            <text:p>–17.68</text:p>
          </table:table-cell>
          <table:table-cell table:style-name="ce41" office:value-type="float" office:value="-38.8888888888889" calcext:value-type="float">
            <text:p>–38.89</text:p>
          </table:table-cell>
          <table:table-cell table:style-name="ce41" office:value-type="float" office:value="-35.7142857142857" calcext:value-type="float">
            <text:p>–35.71</text:p>
          </table:table-cell>
          <table:table-cell table:style-name="ce41" office:value-type="float" office:value="-50" calcext:value-type="float">
            <text:p>–50.00</text:p>
          </table:table-cell>
          <table:table-cell table:style-name="ce41" office:value-type="float" office:value="-4.54545454545455" calcext:value-type="float">
            <text:p>–4.55</text:p>
          </table:table-cell>
          <table:table-cell table:style-name="ce41" office:value-type="float" office:value="-28.5714285714286" calcext:value-type="float">
            <text:p>–28.57</text:p>
          </table:table-cell>
          <table:table-cell table:style-name="ce41" office:value-type="float" office:value="500" calcext:value-type="float">
            <text:p>500.00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4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8月份" calcext:value-type="string">
              <text:p><text:s/>中華民國114年8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1832" calcext:value-type="float">
            <text:p><text:s text:c="3"/>11,832</text:p>
          </table:table-cell>
          <table:table-cell table:style-name="ce98" office:value-type="float" office:value="10343" calcext:value-type="float">
            <text:p><text:s text:c="3"/>10,343</text:p>
          </table:table-cell>
          <table:table-cell table:style-name="ce98" office:value-type="float" office:value="541" calcext:value-type="float">
            <text:p><text:s text:c="3"/>541</text:p>
          </table:table-cell>
          <table:table-cell table:style-name="ce98" office:value-type="float" office:value="450" calcext:value-type="float">
            <text:p><text:s text:c="3"/>450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948" calcext:value-type="float">
            <text:p><text:s text:c="3"/>948</text:p>
          </table:table-cell>
          <table:table-cell table:style-name="ce98" office:value-type="float" office:value="696" calcext:value-type="float">
            <text:p><text:s text:c="3"/>696</text:p>
          </table:table-cell>
          <table:table-cell table:style-name="ce98" office:value-type="float" office:value="252" calcext:value-type="float">
            <text:p><text:s text:c="3"/>252</text:p>
          </table:table-cell>
          <table:table-cell table:style-name="ce98" office:value-type="float" office:value="11350" calcext:value-type="float">
            <text:p><text:s text:c="3"/>11,350</text:p>
          </table:table-cell>
          <table:table-cell table:style-name="ce98" office:value-type="float" office:value="9922" calcext:value-type="float">
            <text:p><text:s text:c="3"/>9,922</text:p>
          </table:table-cell>
          <table:table-cell table:style-name="ce98" office:value-type="float" office:value="516" calcext:value-type="float">
            <text:p><text:s text:c="3"/>516</text:p>
          </table:table-cell>
          <table:table-cell table:style-name="ce98" office:value-type="float" office:value="434" calcext:value-type="float">
            <text:p><text:s text:c="3"/>434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912" calcext:value-type="float">
            <text:p><text:s text:c="3"/>912</text:p>
          </table:table-cell>
          <table:table-cell table:style-name="ce98" office:value-type="float" office:value="675" calcext:value-type="float">
            <text:p><text:s text:c="3"/>675</text:p>
          </table:table-cell>
          <table:table-cell table:style-name="ce98" office:value-type="float" office:value="237" calcext:value-type="float">
            <text:p><text:s text:c="3"/>237</text:p>
          </table:table-cell>
          <table:table-cell table:style-name="ce98" office:value-type="float" office:value="482" calcext:value-type="float">
            <text:p><text:s text:c="3"/>482</text:p>
          </table:table-cell>
          <table:table-cell table:style-name="ce98" office:value-type="float" office:value="421" calcext:value-type="float">
            <text:p><text:s text:c="3"/>421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855" calcext:value-type="float">
            <text:p><text:s text:c="3"/>5,855</text:p>
          </table:table-cell>
          <table:table-cell table:style-name="ce99" office:value-type="float" office:value="5417" calcext:value-type="float">
            <text:p><text:s text:c="3"/>5,417</text:p>
          </table:table-cell>
          <table:table-cell table:style-name="ce99" office:value-type="float" office:value="164" calcext:value-type="float">
            <text:p><text:s text:c="3"/>164</text:p>
          </table:table-cell>
          <table:table-cell table:style-name="ce99" office:value-type="float" office:value="124" calcext:value-type="float">
            <text:p><text:s text:c="3"/>124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274" calcext:value-type="float">
            <text:p><text:s text:c="3"/>274</text:p>
          </table:table-cell>
          <table:table-cell table:style-name="ce99" office:value-type="float" office:value="93" calcext:value-type="float">
            <text:p><text:s text:c="3"/>93</text:p>
          </table:table-cell>
          <table:table-cell table:style-name="ce99" office:value-type="float" office:value="181" calcext:value-type="float">
            <text:p><text:s text:c="3"/>181</text:p>
          </table:table-cell>
          <table:table-cell table:style-name="ce99" office:value-type="float" office:value="5675" calcext:value-type="float">
            <text:p><text:s text:c="3"/>5,675</text:p>
          </table:table-cell>
          <table:table-cell table:style-name="ce99" office:value-type="float" office:value="5266" calcext:value-type="float">
            <text:p><text:s text:c="3"/>5,266</text:p>
          </table:table-cell>
          <table:table-cell table:style-name="ce99" office:value-type="float" office:value="150" calcext:value-type="float">
            <text:p><text:s text:c="3"/>150</text:p>
          </table:table-cell>
          <table:table-cell table:style-name="ce99" office:value-type="float" office:value="117" calcext:value-type="float">
            <text:p><text:s text:c="3"/>117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59" calcext:value-type="float">
            <text:p><text:s text:c="3"/>259</text:p>
          </table:table-cell>
          <table:table-cell table:style-name="ce99" office:value-type="float" office:value="87" calcext:value-type="float">
            <text:p><text:s text:c="3"/>87</text:p>
          </table:table-cell>
          <table:table-cell table:style-name="ce99" office:value-type="float" office:value="172" calcext:value-type="float">
            <text:p><text:s text:c="3"/>172</text:p>
          </table:table-cell>
          <table:table-cell table:style-name="ce99" office:value-type="float" office:value="180" calcext:value-type="float">
            <text:p><text:s text:c="3"/>180</text:p>
          </table:table-cell>
          <table:table-cell table:style-name="ce99" office:value-type="float" office:value="151" calcext:value-type="float">
            <text:p><text:s text:c="3"/>15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number-columns-repeated="2" table:style-name="ce99" office:value-type="float" office:value="7" calcext:value-type="float">
            <text:p><text:s text:c="3"/>7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977" calcext:value-type="float">
            <text:p><text:s text:c="3"/>5,977</text:p>
          </table:table-cell>
          <table:table-cell table:style-name="ce100" office:value-type="float" office:value="4926" calcext:value-type="float">
            <text:p><text:s text:c="3"/>4,926</text:p>
          </table:table-cell>
          <table:table-cell table:style-name="ce100" office:value-type="float" office:value="377" calcext:value-type="float">
            <text:p><text:s text:c="3"/>377</text:p>
          </table:table-cell>
          <table:table-cell table:style-name="ce100" office:value-type="float" office:value="326" calcext:value-type="float">
            <text:p><text:s text:c="3"/>326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674" calcext:value-type="float">
            <text:p><text:s text:c="3"/>674</text:p>
          </table:table-cell>
          <table:table-cell table:style-name="ce100" office:value-type="float" office:value="603" calcext:value-type="float">
            <text:p><text:s text:c="3"/>603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5675" calcext:value-type="float">
            <text:p><text:s text:c="3"/>5,675</text:p>
          </table:table-cell>
          <table:table-cell table:style-name="ce100" office:value-type="float" office:value="4656" calcext:value-type="float">
            <text:p><text:s text:c="3"/>4,656</text:p>
          </table:table-cell>
          <table:table-cell table:style-name="ce100" office:value-type="float" office:value="366" calcext:value-type="float">
            <text:p><text:s text:c="3"/>366</text:p>
          </table:table-cell>
          <table:table-cell table:style-name="ce100" office:value-type="float" office:value="317" calcext:value-type="float">
            <text:p><text:s text:c="3"/>317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653" calcext:value-type="float">
            <text:p><text:s text:c="3"/>653</text:p>
          </table:table-cell>
          <table:table-cell table:style-name="ce100" office:value-type="float" office:value="588" calcext:value-type="float">
            <text:p><text:s text:c="3"/>588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302" calcext:value-type="float">
            <text:p><text:s text:c="3"/>302</text:p>
          </table:table-cell>
          <table:table-cell table:style-name="ce100" office:value-type="float" office:value="270" calcext:value-type="float">
            <text:p><text:s text:c="3"/>27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13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198" calcext:value-type="float">
            <text:p><text:s text:c="3"/>2,198</text:p>
          </table:table-cell>
          <table:table-cell table:style-name="ce98" office:value-type="float" office:value="1926" calcext:value-type="float">
            <text:p><text:s text:c="3"/>1,926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57" calcext:value-type="float">
            <text:p><text:s text:c="3"/>157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2108" calcext:value-type="float">
            <text:p><text:s text:c="3"/>2,108</text:p>
          </table:table-cell>
          <table:table-cell table:style-name="ce98" office:value-type="float" office:value="1843" calcext:value-type="float">
            <text:p><text:s text:c="3"/>1,843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94" calcext:value-type="float">
            <text:p><text:s text:c="3"/>1,094</text:p>
          </table:table-cell>
          <table:table-cell table:style-name="ce99" office:value-type="float" office:value="1006" calcext:value-type="float">
            <text:p><text:s text:c="3"/>1,006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054" calcext:value-type="float">
            <text:p><text:s text:c="3"/>1,054</text:p>
          </table:table-cell>
          <table:table-cell table:style-name="ce99" office:value-type="float" office:value="970" calcext:value-type="float">
            <text:p><text:s text:c="3"/>970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04" calcext:value-type="float">
            <text:p><text:s text:c="3"/>1,104</text:p>
          </table:table-cell>
          <table:table-cell table:style-name="ce100" office:value-type="float" office:value="920" calcext:value-type="float">
            <text:p><text:s text:c="3"/>920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054" calcext:value-type="float">
            <text:p><text:s text:c="3"/>1,054</text:p>
          </table:table-cell>
          <table:table-cell table:style-name="ce100" office:value-type="float" office:value="873" calcext:value-type="float">
            <text:p><text:s text:c="3"/>873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334" calcext:value-type="float">
            <text:p><text:s text:c="3"/>1,334</text:p>
          </table:table-cell>
          <table:table-cell table:style-name="ce98" office:value-type="float" office:value="1157" calcext:value-type="float">
            <text:p><text:s text:c="3"/>1,157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278" calcext:value-type="float">
            <text:p><text:s text:c="3"/>1,278</text:p>
          </table:table-cell>
          <table:table-cell table:style-name="ce98" office:value-type="float" office:value="1109" calcext:value-type="float">
            <text:p><text:s text:c="3"/>1,109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59" calcext:value-type="float">
            <text:p><text:s text:c="3"/>659</text:p>
          </table:table-cell>
          <table:table-cell table:style-name="ce99" office:value-type="float" office:value="588" calcext:value-type="float">
            <text:p><text:s text:c="3"/>588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639" calcext:value-type="float">
            <text:p><text:s text:c="3"/>639</text:p>
          </table:table-cell>
          <table:table-cell table:style-name="ce99" office:value-type="float" office:value="572" calcext:value-type="float">
            <text:p><text:s text:c="3"/>57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75" calcext:value-type="float">
            <text:p><text:s text:c="3"/>675</text:p>
          </table:table-cell>
          <table:table-cell table:style-name="ce100" office:value-type="float" office:value="569" calcext:value-type="float">
            <text:p><text:s text:c="3"/>569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639" calcext:value-type="float">
            <text:p><text:s text:c="3"/>639</text:p>
          </table:table-cell>
          <table:table-cell table:style-name="ce100" office:value-type="float" office:value="537" calcext:value-type="float">
            <text:p><text:s text:c="3"/>537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378" calcext:value-type="float">
            <text:p><text:s text:c="3"/>1,378</text:p>
          </table:table-cell>
          <table:table-cell table:style-name="ce98" office:value-type="float" office:value="1212" calcext:value-type="float">
            <text:p><text:s text:c="3"/>1,212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298" calcext:value-type="float">
            <text:p><text:s text:c="3"/>1,298</text:p>
          </table:table-cell>
          <table:table-cell table:style-name="ce98" office:value-type="float" office:value="1149" calcext:value-type="float">
            <text:p><text:s text:c="3"/>1,149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677" calcext:value-type="float">
            <text:p><text:s text:c="3"/>677</text:p>
          </table:table-cell>
          <table:table-cell table:style-name="ce99" office:value-type="float" office:value="637" calcext:value-type="float">
            <text:p><text:s text:c="3"/>63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649" calcext:value-type="float">
            <text:p><text:s text:c="3"/>649</text:p>
          </table:table-cell>
          <table:table-cell table:style-name="ce99" office:value-type="float" office:value="617" calcext:value-type="float">
            <text:p><text:s text:c="3"/>61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01" calcext:value-type="float">
            <text:p><text:s text:c="3"/>701</text:p>
          </table:table-cell>
          <table:table-cell table:style-name="ce100" office:value-type="float" office:value="575" calcext:value-type="float">
            <text:p><text:s text:c="3"/>575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649" calcext:value-type="float">
            <text:p><text:s text:c="3"/>649</text:p>
          </table:table-cell>
          <table:table-cell table:style-name="ce100" office:value-type="float" office:value="532" calcext:value-type="float">
            <text:p><text:s text:c="3"/>532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518" calcext:value-type="float">
            <text:p><text:s text:c="3"/>1,518</text:p>
          </table:table-cell>
          <table:table-cell table:style-name="ce98" office:value-type="float" office:value="1339" calcext:value-type="float">
            <text:p><text:s text:c="3"/>1,339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1456" calcext:value-type="float">
            <text:p><text:s text:c="3"/>1,456</text:p>
          </table:table-cell>
          <table:table-cell table:style-name="ce98" office:value-type="float" office:value="1287" calcext:value-type="float">
            <text:p><text:s text:c="3"/>1,287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56" calcext:value-type="float">
            <text:p><text:s text:c="3"/>756</text:p>
          </table:table-cell>
          <table:table-cell table:style-name="ce99" office:value-type="float" office:value="697" calcext:value-type="float">
            <text:p><text:s text:c="3"/>697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728" calcext:value-type="float">
            <text:p><text:s text:c="3"/>728</text:p>
          </table:table-cell>
          <table:table-cell table:style-name="ce99" office:value-type="float" office:value="675" calcext:value-type="float">
            <text:p><text:s text:c="3"/>675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62" calcext:value-type="float">
            <text:p><text:s text:c="3"/>762</text:p>
          </table:table-cell>
          <table:table-cell table:style-name="ce100" office:value-type="float" office:value="642" calcext:value-type="float">
            <text:p><text:s text:c="3"/>642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28" calcext:value-type="float">
            <text:p><text:s text:c="3"/>728</text:p>
          </table:table-cell>
          <table:table-cell table:style-name="ce100" office:value-type="float" office:value="612" calcext:value-type="float">
            <text:p><text:s text:c="3"/>612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808" calcext:value-type="float">
            <text:p><text:s text:c="3"/>808</text:p>
          </table:table-cell>
          <table:table-cell table:style-name="ce98" office:value-type="float" office:value="716" calcext:value-type="float">
            <text:p><text:s text:c="3"/>716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778" calcext:value-type="float">
            <text:p><text:s text:c="3"/>778</text:p>
          </table:table-cell>
          <table:table-cell table:style-name="ce98" office:value-type="float" office:value="688" calcext:value-type="float">
            <text:p><text:s text:c="3"/>688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93" calcext:value-type="float">
            <text:p><text:s text:c="3"/>393</text:p>
          </table:table-cell>
          <table:table-cell table:style-name="ce99" office:value-type="float" office:value="366" calcext:value-type="float">
            <text:p><text:s text:c="3"/>36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389" calcext:value-type="float">
            <text:p><text:s text:c="3"/>389</text:p>
          </table:table-cell>
          <table:table-cell table:style-name="ce99" office:value-type="float" office:value="363" calcext:value-type="float">
            <text:p><text:s text:c="3"/>363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415" calcext:value-type="float">
            <text:p><text:s text:c="3"/>415</text:p>
          </table:table-cell>
          <table:table-cell table:style-name="ce100" office:value-type="float" office:value="350" calcext:value-type="float">
            <text:p><text:s text:c="3"/>350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389" calcext:value-type="float">
            <text:p><text:s text:c="3"/>389</text:p>
          </table:table-cell>
          <table:table-cell table:style-name="ce100" office:value-type="float" office:value="325" calcext:value-type="float">
            <text:p><text:s text:c="3"/>325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406" calcext:value-type="float">
            <text:p><text:s text:c="3"/>1,406</text:p>
          </table:table-cell>
          <table:table-cell table:style-name="ce98" office:value-type="float" office:value="1222" calcext:value-type="float">
            <text:p><text:s text:c="3"/>1,222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1354" calcext:value-type="float">
            <text:p><text:s text:c="3"/>1,354</text:p>
          </table:table-cell>
          <table:table-cell table:style-name="ce98" office:value-type="float" office:value="1174" calcext:value-type="float">
            <text:p><text:s text:c="3"/>1,174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03" calcext:value-type="float">
            <text:p><text:s text:c="3"/>703</text:p>
          </table:table-cell>
          <table:table-cell table:style-name="ce99" office:value-type="float" office:value="651" calcext:value-type="float">
            <text:p><text:s text:c="3"/>65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677" calcext:value-type="float">
            <text:p><text:s text:c="3"/>677</text:p>
          </table:table-cell>
          <table:table-cell table:style-name="ce99" office:value-type="float" office:value="626" calcext:value-type="float">
            <text:p><text:s text:c="3"/>62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703" calcext:value-type="float">
            <text:p><text:s text:c="3"/>703</text:p>
          </table:table-cell>
          <table:table-cell table:style-name="ce100" office:value-type="float" office:value="571" calcext:value-type="float">
            <text:p><text:s text:c="3"/>571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77" calcext:value-type="float">
            <text:p><text:s text:c="3"/>677</text:p>
          </table:table-cell>
          <table:table-cell table:style-name="ce100" office:value-type="float" office:value="548" calcext:value-type="float">
            <text:p><text:s text:c="3"/>548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3114" calcext:value-type="float">
            <text:p><text:s text:c="3"/>3,114</text:p>
          </table:table-cell>
          <table:table-cell table:style-name="ce98" office:value-type="float" office:value="2713" calcext:value-type="float">
            <text:p><text:s text:c="3"/>2,713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267" calcext:value-type="float">
            <text:p><text:s text:c="3"/>267</text:p>
          </table:table-cell>
          <table:table-cell table:style-name="ce98" office:value-type="float" office:value="226" calcext:value-type="float">
            <text:p><text:s text:c="3"/>226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3004" calcext:value-type="float">
            <text:p><text:s text:c="3"/>3,004</text:p>
          </table:table-cell>
          <table:table-cell table:style-name="ce98" office:value-type="float" office:value="2615" calcext:value-type="float">
            <text:p><text:s text:c="3"/>2,615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258" calcext:value-type="float">
            <text:p><text:s text:c="3"/>258</text:p>
          </table:table-cell>
          <table:table-cell table:style-name="ce98" office:value-type="float" office:value="219" calcext:value-type="float">
            <text:p><text:s text:c="3"/>219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536" calcext:value-type="float">
            <text:p><text:s text:c="3"/>1,536</text:p>
          </table:table-cell>
          <table:table-cell table:style-name="ce99" office:value-type="float" office:value="1441" calcext:value-type="float">
            <text:p><text:s text:c="3"/>1,441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502" calcext:value-type="float">
            <text:p><text:s text:c="3"/>1,502</text:p>
          </table:table-cell>
          <table:table-cell table:style-name="ce99" office:value-type="float" office:value="1412" calcext:value-type="float">
            <text:p><text:s text:c="3"/>1,412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number-columns-repeated="2" table:style-name="ce99" office:value-type="float" office:value="27" calcext:value-type="float">
            <text:p><text:s text:c="3"/>27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578" calcext:value-type="float">
            <text:p><text:s text:c="3"/>1,578</text:p>
          </table:table-cell>
          <table:table-cell table:style-name="ce100" office:value-type="float" office:value="1272" calcext:value-type="float">
            <text:p><text:s text:c="3"/>1,272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210" calcext:value-type="float">
            <text:p><text:s text:c="3"/>210</text:p>
          </table:table-cell>
          <table:table-cell table:style-name="ce100" office:value-type="float" office:value="197" calcext:value-type="float">
            <text:p><text:s text:c="3"/>197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502" calcext:value-type="float">
            <text:p><text:s text:c="3"/>1,502</text:p>
          </table:table-cell>
          <table:table-cell table:style-name="ce100" office:value-type="float" office:value="1203" calcext:value-type="float">
            <text:p><text:s text:c="3"/>1,203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00" office:value-type="float" office:value="192" calcext:value-type="float">
            <text:p><text:s text:c="3"/>192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22" calcext:value-type="float">
            <text:p><text:s text:c="3"/>222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13" calcext:value-type="float">
            <text:p><text:s text:c="3"/>113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02" calcext:value-type="float">
            <text:p><text:s text:c="3"/>302</text:p>
          </table:table-cell>
          <table:table-cell table:style-name="ce101" office:value-type="float" office:value="265" calcext:value-type="float">
            <text:p><text:s text:c="3"/>26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84" calcext:value-type="float">
            <text:p><text:s text:c="3"/>284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2" calcext:value-type="float">
            <text:p><text:s text:c="3"/>142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6" calcext:value-type="float">
            <text:p><text:s text:c="3"/>156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42" calcext:value-type="float">
            <text:p><text:s text:c="3"/>142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151" calcext:value-type="float">
            <text:p><text:s text:c="3"/>15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style-name="ce102" office:value-type="float" office:value="72" calcext:value-type="float">
            <text:p><text:s text:c="3"/>7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58" calcext:value-type="float">
            <text:p><text:s text:c="3"/>458</text:p>
          </table:table-cell>
          <table:table-cell table:style-name="ce101" office:value-type="float" office:value="398" calcext:value-type="float">
            <text:p><text:s text:c="3"/>39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44" calcext:value-type="float">
            <text:p><text:s text:c="3"/>444</text:p>
          </table:table-cell>
          <table:table-cell table:style-name="ce101" office:value-type="float" office:value="385" calcext:value-type="float">
            <text:p><text:s text:c="3"/>385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221" calcext:value-type="float">
            <text:p><text:s text:c="3"/>22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22" calcext:value-type="float">
            <text:p><text:s text:c="3"/>222</text:p>
          </table:table-cell>
          <table:table-cell table:style-name="ce101" office:value-type="float" office:value="213" calcext:value-type="float">
            <text:p><text:s text:c="3"/>2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8" calcext:value-type="float">
            <text:p><text:s text:c="3"/>228</text:p>
          </table:table-cell>
          <table:table-cell table:style-name="ce102" office:value-type="float" office:value="177" calcext:value-type="float">
            <text:p><text:s text:c="3"/>177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22" calcext:value-type="float">
            <text:p><text:s text:c="3"/>222</text:p>
          </table:table-cell>
          <table:table-cell table:style-name="ce102" office:value-type="float" office:value="172" calcext:value-type="float">
            <text:p><text:s text:c="3"/>172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75" calcext:value-type="float">
            <text:p><text:s text:c="3"/>7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246" calcext:value-type="float">
            <text:p><text:s text:c="3"/>246</text:p>
          </table:table-cell>
          <table:table-cell table:style-name="ce103" office:value-type="float" office:value="218" calcext:value-type="float">
            <text:p><text:s text:c="3"/>218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44" calcext:value-type="float">
            <text:p><text:s text:c="3"/>244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42" calcext:value-type="float">
            <text:p><text:s text:c="3"/>342</text:p>
          </table:table-cell>
          <table:table-cell table:style-name="ce101" office:value-type="float" office:value="294" calcext:value-type="float">
            <text:p><text:s text:c="3"/>294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22" calcext:value-type="float">
            <text:p><text:s text:c="3"/>322</text:p>
          </table:table-cell>
          <table:table-cell table:style-name="ce101" office:value-type="float" office:value="279" calcext:value-type="float">
            <text:p><text:s text:c="3"/>27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07" calcext:value-type="float">
            <text:p><text:s text:c="3"/>10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style-name="ce101" office:value-type="float" office:value="173" calcext:value-type="float">
            <text:p><text:s text:c="3"/>17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10" calcext:value-type="float">
            <text:p><text:s text:c="3"/>210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7" calcext:value-type="float">
            <text:p><text:s text:c="3"/>107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64" calcext:value-type="float">
            <text:p><text:s text:c="3"/>264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01" calcext:value-type="float">
            <text:p><text:s text:c="3"/>10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number-columns-repeated="2" table:style-name="ce98" office:value-type="float" office:value="11" calcext:value-type="float">
            <text:p><text:s text:c="3"/>1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number-columns-repeated="2" table:style-name="ce98" office:value-type="float" office:value="10" calcext:value-type="float">
            <text:p><text:s text:c="3"/>10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3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number-columns-repeated="2" table:style-name="ce100" office:value-type="float" office:value="8" calcext:value-type="float">
            <text:p><text:s text:c="3"/>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8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6790" calcext:value-type="float">
            <text:p><text:s text:c="3"/>136,790</text:p>
          </table:table-cell>
          <table:table-cell table:style-name="ce35" office:value-type="float" office:value="123803" calcext:value-type="float">
            <text:p><text:s text:c="3"/>123,803</text:p>
          </table:table-cell>
          <table:table-cell table:style-name="ce35" office:value-type="float" office:value="123767" calcext:value-type="float">
            <text:p><text:s text:c="3"/>123,767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3590" calcext:value-type="float">
            <text:p><text:s text:c="3"/>3,590</text:p>
          </table:table-cell>
          <table:table-cell table:style-name="ce35" office:value-type="float" office:value="690" calcext:value-type="float">
            <text:p><text:s text:c="3"/>690</text:p>
          </table:table-cell>
          <table:table-cell table:style-name="ce35" office:value-type="float" office:value="2900" calcext:value-type="float">
            <text:p><text:s text:c="3"/>2,900</text:p>
          </table:table-cell>
          <table:table-cell table:style-name="ce35" office:value-type="float" office:value="723" calcext:value-type="float">
            <text:p><text:s text:c="3"/>723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57" calcext:value-type="float">
            <text:p><text:s text:c="3"/>657</text:p>
          </table:table-cell>
          <table:table-cell table:style-name="ce35" office:value-type="float" office:value="8674" calcext:value-type="float">
            <text:p><text:s text:c="3"/>8,674</text:p>
          </table:table-cell>
          <table:table-cell table:style-name="ce35" office:value-type="float" office:value="1099" calcext:value-type="float">
            <text:p><text:s text:c="3"/>1,099</text:p>
          </table:table-cell>
          <table:table-cell table:style-name="ce35" office:value-type="float" office:value="7575" calcext:value-type="float">
            <text:p><text:s text:c="3"/>7,575</text:p>
          </table:table-cell>
          <table:table-cell table:style-name="ce35" office:value-type="float" office:value="6439" calcext:value-type="float">
            <text:p><text:s text:c="3"/>6,439</text:p>
          </table:table-cell>
          <table:table-cell table:style-name="ce35" office:value-type="float" office:value="1078" calcext:value-type="float">
            <text:p><text:s text:c="3"/>1,078</text:p>
          </table:table-cell>
          <table:table-cell table:style-name="ce35" office:value-type="float" office:value="5361" calcext:value-type="float">
            <text:p><text:s text:c="3"/>5,361</text:p>
          </table:table-cell>
          <table:table-cell table:style-name="ce35" office:value-type="float" office:value="2235" calcext:value-type="float">
            <text:p><text:s text:c="3"/>2,235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2214" calcext:value-type="float">
            <text:p><text:s text:c="3"/>2,214</text:p>
          </table:table-cell>
          <table:table-cell table:style-name="ce35" office:value-type="float" office:value="132492" calcext:value-type="float">
            <text:p><text:s text:c="3"/>132,492</text:p>
          </table:table-cell>
          <table:table-cell table:style-name="ce35" office:value-type="float" office:value="119893" calcext:value-type="float">
            <text:p><text:s text:c="3"/>119,893</text:p>
          </table:table-cell>
          <table:table-cell table:style-name="ce35" office:value-type="float" office:value="119857" calcext:value-type="float">
            <text:p><text:s text:c="3"/>119,857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3491" calcext:value-type="float">
            <text:p><text:s text:c="3"/>3,491</text:p>
          </table:table-cell>
          <table:table-cell table:style-name="ce35" office:value-type="float" office:value="685" calcext:value-type="float">
            <text:p><text:s text:c="3"/>685</text:p>
          </table:table-cell>
          <table:table-cell table:style-name="ce35" office:value-type="float" office:value="2806" calcext:value-type="float">
            <text:p><text:s text:c="3"/>2,806</text:p>
          </table:table-cell>
          <table:table-cell table:style-name="ce35" office:value-type="float" office:value="662" calcext:value-type="float">
            <text:p><text:s text:c="3"/>662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613" calcext:value-type="float">
            <text:p><text:s text:c="3"/>613</text:p>
          </table:table-cell>
          <table:table-cell table:style-name="ce35" office:value-type="float" office:value="8446" calcext:value-type="float">
            <text:p><text:s text:c="3"/>8,446</text:p>
          </table:table-cell>
          <table:table-cell table:style-name="ce35" office:value-type="float" office:value="1090" calcext:value-type="float">
            <text:p><text:s text:c="3"/>1,090</text:p>
          </table:table-cell>
          <table:table-cell table:style-name="ce35" office:value-type="float" office:value="7356" calcext:value-type="float">
            <text:p><text:s text:c="3"/>7,356</text:p>
          </table:table-cell>
          <table:table-cell table:style-name="ce35" office:value-type="float" office:value="6296" calcext:value-type="float">
            <text:p><text:s text:c="3"/>6,296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5226" calcext:value-type="float">
            <text:p><text:s text:c="3"/>5,226</text:p>
          </table:table-cell>
          <table:table-cell table:style-name="ce35" office:value-type="float" office:value="2150" calcext:value-type="float">
            <text:p><text:s text:c="3"/>2,150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130" calcext:value-type="float">
            <text:p><text:s text:c="3"/>2,130</text:p>
          </table:table-cell>
          <table:table-cell table:style-name="ce35" office:value-type="float" office:value="4298" calcext:value-type="float">
            <text:p><text:s text:c="3"/>4,298</text:p>
          </table:table-cell>
          <table:table-cell table:number-columns-repeated="2" table:style-name="ce35" office:value-type="float" office:value="3910" calcext:value-type="float">
            <text:p><text:s text:c="3"/>3,91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228" calcext:value-type="float">
            <text:p><text:s text:c="3"/>228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19" calcext:value-type="float">
            <text:p><text:s text:c="3"/>219</text:p>
          </table:table-cell>
          <table:table-cell table:style-name="ce35" office:value-type="float" office:value="143" calcext:value-type="float">
            <text:p><text:s text:c="3"/>14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35" calcext:value-type="float">
            <text:p><text:s text:c="3"/>135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84" calcext:value-type="float">
            <text:p><text:s text:c="3"/>84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7586" calcext:value-type="float">
            <text:p><text:s text:c="3"/>67,586</text:p>
          </table:table-cell>
          <table:table-cell table:style-name="ce36" office:value-type="float" office:value="63742" calcext:value-type="float">
            <text:p><text:s text:c="3"/>63,742</text:p>
          </table:table-cell>
          <table:table-cell table:style-name="ce36" office:value-type="float" office:value="63720" calcext:value-type="float">
            <text:p><text:s text:c="3"/>63,720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877" calcext:value-type="float">
            <text:p><text:s text:c="3"/>877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802" calcext:value-type="float">
            <text:p><text:s text:c="3"/>802</text:p>
          </table:table-cell>
          <table:table-cell table:style-name="ce36" office:value-type="float" office:value="335" calcext:value-type="float">
            <text:p><text:s text:c="3"/>335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307" calcext:value-type="float">
            <text:p><text:s text:c="3"/>307</text:p>
          </table:table-cell>
          <table:table-cell table:style-name="ce36" office:value-type="float" office:value="2632" calcext:value-type="float">
            <text:p><text:s text:c="3"/>2,632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579" calcext:value-type="float">
            <text:p><text:s text:c="3"/>2,579</text:p>
          </table:table-cell>
          <table:table-cell table:style-name="ce36" office:value-type="float" office:value="984" calcext:value-type="float">
            <text:p><text:s text:c="3"/>984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948" calcext:value-type="float">
            <text:p><text:s text:c="3"/>948</text:p>
          </table:table-cell>
          <table:table-cell table:style-name="ce36" office:value-type="float" office:value="1648" calcext:value-type="float">
            <text:p><text:s text:c="3"/>1,648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631" calcext:value-type="float">
            <text:p><text:s text:c="3"/>1,631</text:p>
          </table:table-cell>
          <table:table-cell table:style-name="ce36" office:value-type="float" office:value="66246" calcext:value-type="float">
            <text:p><text:s text:c="3"/>66,246</text:p>
          </table:table-cell>
          <table:table-cell table:style-name="ce36" office:value-type="float" office:value="62573" calcext:value-type="float">
            <text:p><text:s text:c="3"/>62,573</text:p>
          </table:table-cell>
          <table:table-cell table:style-name="ce36" office:value-type="float" office:value="62551" calcext:value-type="float">
            <text:p><text:s text:c="3"/>62,55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848" calcext:value-type="float">
            <text:p><text:s text:c="3"/>848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773" calcext:value-type="float">
            <text:p><text:s text:c="3"/>773</text:p>
          </table:table-cell>
          <table:table-cell table:style-name="ce36" office:value-type="float" office:value="298" calcext:value-type="float">
            <text:p><text:s text:c="3"/>298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36" office:value-type="float" office:value="2527" calcext:value-type="float">
            <text:p><text:s text:c="3"/>2,52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476" calcext:value-type="float">
            <text:p><text:s text:c="3"/>2,476</text:p>
          </table:table-cell>
          <table:table-cell table:style-name="ce36" office:value-type="float" office:value="940" calcext:value-type="float">
            <text:p><text:s text:c="3"/>940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905" calcext:value-type="float">
            <text:p><text:s text:c="3"/>905</text:p>
          </table:table-cell>
          <table:table-cell table:style-name="ce36" office:value-type="float" office:value="1587" calcext:value-type="float">
            <text:p><text:s text:c="3"/>1,587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571" calcext:value-type="float">
            <text:p><text:s text:c="3"/>1,571</text:p>
          </table:table-cell>
          <table:table-cell table:style-name="ce36" office:value-type="float" office:value="1340" calcext:value-type="float">
            <text:p><text:s text:c="3"/>1,340</text:p>
          </table:table-cell>
          <table:table-cell table:number-columns-repeated="2" table:style-name="ce36" office:value-type="float" office:value="1169" calcext:value-type="float">
            <text:p><text:s text:c="3"/>1,16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9204" calcext:value-type="float">
            <text:p><text:s text:c="3"/>69,204</text:p>
          </table:table-cell>
          <table:table-cell table:style-name="ce36" office:value-type="float" office:value="60061" calcext:value-type="float">
            <text:p><text:s text:c="3"/>60,061</text:p>
          </table:table-cell>
          <table:table-cell table:style-name="ce36" office:value-type="float" office:value="60047" calcext:value-type="float">
            <text:p><text:s text:c="3"/>60,047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713" calcext:value-type="float">
            <text:p><text:s text:c="3"/>2,713</text:p>
          </table:table-cell>
          <table:table-cell table:style-name="ce36" office:value-type="float" office:value="615" calcext:value-type="float">
            <text:p><text:s text:c="3"/>615</text:p>
          </table:table-cell>
          <table:table-cell table:style-name="ce36" office:value-type="float" office:value="2098" calcext:value-type="float">
            <text:p><text:s text:c="3"/>2,098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350" calcext:value-type="float">
            <text:p><text:s text:c="3"/>350</text:p>
          </table:table-cell>
          <table:table-cell table:style-name="ce36" office:value-type="float" office:value="6042" calcext:value-type="float">
            <text:p><text:s text:c="3"/>6,042</text:p>
          </table:table-cell>
          <table:table-cell table:style-name="ce36" office:value-type="float" office:value="1046" calcext:value-type="float">
            <text:p><text:s text:c="3"/>1,046</text:p>
          </table:table-cell>
          <table:table-cell table:style-name="ce36" office:value-type="float" office:value="4996" calcext:value-type="float">
            <text:p><text:s text:c="3"/>4,996</text:p>
          </table:table-cell>
          <table:table-cell table:style-name="ce36" office:value-type="float" office:value="5455" calcext:value-type="float">
            <text:p><text:s text:c="3"/>5,455</text:p>
          </table:table-cell>
          <table:table-cell table:style-name="ce36" office:value-type="float" office:value="1042" calcext:value-type="float">
            <text:p><text:s text:c="3"/>1,042</text:p>
          </table:table-cell>
          <table:table-cell table:style-name="ce36" office:value-type="float" office:value="4413" calcext:value-type="float">
            <text:p><text:s text:c="3"/>4,413</text:p>
          </table:table-cell>
          <table:table-cell table:style-name="ce36" office:value-type="float" office:value="587" calcext:value-type="float">
            <text:p><text:s text:c="3"/>5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3" calcext:value-type="float">
            <text:p><text:s text:c="3"/>583</text:p>
          </table:table-cell>
          <table:table-cell table:style-name="ce36" office:value-type="float" office:value="66246" calcext:value-type="float">
            <text:p><text:s text:c="3"/>66,246</text:p>
          </table:table-cell>
          <table:table-cell table:style-name="ce36" office:value-type="float" office:value="57320" calcext:value-type="float">
            <text:p><text:s text:c="3"/>57,320</text:p>
          </table:table-cell>
          <table:table-cell table:style-name="ce36" office:value-type="float" office:value="57306" calcext:value-type="float">
            <text:p><text:s text:c="3"/>57,30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643" calcext:value-type="float">
            <text:p><text:s text:c="3"/>2,643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2033" calcext:value-type="float">
            <text:p><text:s text:c="3"/>2,033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334" calcext:value-type="float">
            <text:p><text:s text:c="3"/>334</text:p>
          </table:table-cell>
          <table:table-cell table:style-name="ce36" office:value-type="float" office:value="5919" calcext:value-type="float">
            <text:p><text:s text:c="3"/>5,919</text:p>
          </table:table-cell>
          <table:table-cell table:style-name="ce36" office:value-type="float" office:value="1039" calcext:value-type="float">
            <text:p><text:s text:c="3"/>1,039</text:p>
          </table:table-cell>
          <table:table-cell table:style-name="ce36" office:value-type="float" office:value="4880" calcext:value-type="float">
            <text:p><text:s text:c="3"/>4,880</text:p>
          </table:table-cell>
          <table:table-cell table:style-name="ce36" office:value-type="float" office:value="5356" calcext:value-type="float">
            <text:p><text:s text:c="3"/>5,356</text:p>
          </table:table-cell>
          <table:table-cell table:style-name="ce36" office:value-type="float" office:value="1035" calcext:value-type="float">
            <text:p><text:s text:c="3"/>1,035</text:p>
          </table:table-cell>
          <table:table-cell table:style-name="ce36" office:value-type="float" office:value="4321" calcext:value-type="float">
            <text:p><text:s text:c="3"/>4,321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2958" calcext:value-type="float">
            <text:p><text:s text:c="3"/>2,958</text:p>
          </table:table-cell>
          <table:table-cell table:number-columns-repeated="2" table:style-name="ce36" office:value-type="float" office:value="2741" calcext:value-type="float">
            <text:p><text:s text:c="3"/>2,74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11384" calcext:value-type="float">
            <text:p><text:s text:c="3"/>11,3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736" calcext:value-type="float">
            <text:p><text:s text:c="3"/>736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11091" calcext:value-type="float">
            <text:p><text:s text:c="3"/>11,09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5975" calcext:value-type="float">
            <text:p><text:s text:c="3"/>5,97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5881" calcext:value-type="float">
            <text:p><text:s text:c="3"/>5,8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5409" calcext:value-type="float">
            <text:p><text:s text:c="3"/>5,4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83" calcext:value-type="float">
            <text:p><text:s text:c="3"/>683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5210" calcext:value-type="float">
            <text:p><text:s text:c="3"/>5,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number-columns-repeated="2" table:style-name="ce38" office:value-type="float" office:value="199" calcext:value-type="float">
            <text:p><text:s text:c="3"/>19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23892" calcext:value-type="float">
            <text:p><text:s text:c="3"/>23,89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933" calcext:value-type="float">
            <text:p><text:s text:c="3"/>933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660" calcext:value-type="float">
            <text:p><text:s text:c="3"/>66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23080" calcext:value-type="float">
            <text:p><text:s text:c="3"/>23,08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900" calcext:value-type="float">
            <text:p><text:s text:c="3"/>90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number-columns-repeated="2" table:style-name="ce37" office:value-type="float" office:value="812" calcext:value-type="float">
            <text:p><text:s text:c="3"/>81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2118" calcext:value-type="float">
            <text:p><text:s text:c="3"/>12,1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1878" calcext:value-type="float">
            <text:p><text:s text:c="3"/>11,8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number-columns-repeated="2" table:style-name="ce38" office:value-type="float" office:value="240" calcext:value-type="float">
            <text:p><text:s text:c="3"/>2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11774" calcext:value-type="float">
            <text:p><text:s text:c="3"/>11,7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28" calcext:value-type="float">
            <text:p><text:s text:c="3"/>52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11202" calcext:value-type="float">
            <text:p><text:s text:c="3"/>11,2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0" calcext:value-type="float">
            <text:p><text:s text:c="3"/>580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number-columns-repeated="2" table:style-name="ce38" office:value-type="float" office:value="572" calcext:value-type="float">
            <text:p><text:s text:c="3"/>5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13801" calcext:value-type="float">
            <text:p><text:s text:c="3"/>13,8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6" calcext:value-type="float">
            <text:p><text:s text:c="3"/>256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13315" calcext:value-type="float">
            <text:p><text:s text:c="3"/>13,31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62" calcext:value-type="float">
            <text:p><text:s text:c="3"/>86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13" calcext:value-type="float">
            <text:p><text:s text:c="3"/>613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number-columns-repeated="2" table:style-name="ce37" office:value-type="float" office:value="486" calcext:value-type="float">
            <text:p><text:s text:c="3"/>4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7078" calcext:value-type="float">
            <text:p><text:s text:c="3"/>7,0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6955" calcext:value-type="float">
            <text:p><text:s text:c="3"/>6,9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6723" calcext:value-type="float">
            <text:p><text:s text:c="3"/>6,7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87" calcext:value-type="float">
            <text:p><text:s text:c="3"/>58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6360" calcext:value-type="float">
            <text:p><text:s text:c="3"/>6,3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3" calcext:value-type="float">
            <text:p><text:s text:c="3"/>3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13248" calcext:value-type="float">
            <text:p><text:s text:c="3"/>13,24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12775" calcext:value-type="float">
            <text:p><text:s text:c="3"/>12,7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330" calcext:value-type="float">
            <text:p><text:s text:c="3"/>33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898" calcext:value-type="float">
            <text:p><text:s text:c="3"/>898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626" calcext:value-type="float">
            <text:p><text:s text:c="3"/>62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6843" calcext:value-type="float">
            <text:p><text:s text:c="3"/>6,8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6698" calcext:value-type="float">
            <text:p><text:s text:c="3"/>6,69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6405" calcext:value-type="float">
            <text:p><text:s text:c="3"/>6,40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6077" calcext:value-type="float">
            <text:p><text:s text:c="3"/>6,0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89" calcext:value-type="float">
            <text:p><text:s text:c="3"/>589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19" calcext:value-type="float">
            <text:p><text:s text:c="3"/>51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number-columns-repeated="2" table:style-name="ce38" office:value-type="float" office:value="328" calcext:value-type="float">
            <text:p><text:s text:c="3"/>32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10342" calcext:value-type="float">
            <text:p><text:s text:c="3"/>10,34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9921" calcext:value-type="float">
            <text:p><text:s text:c="3"/>9,9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66" calcext:value-type="float">
            <text:p><text:s text:c="3"/>366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794" calcext:value-type="float">
            <text:p><text:s text:c="3"/>794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number-columns-repeated="2" table:style-name="ce37" office:value-type="float" office:value="421" calcext:value-type="float">
            <text:p><text:s text:c="3"/>4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5416" calcext:value-type="float">
            <text:p><text:s text:c="3"/>5,4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5265" calcext:value-type="float">
            <text:p><text:s text:c="3"/>5,26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number-columns-repeated="2" table:style-name="ce38" office:value-type="float" office:value="4926" calcext:value-type="float">
            <text:p><text:s text:c="3"/>4,9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number-columns-repeated="2" table:style-name="ce38" office:value-type="float" office:value="4656" calcext:value-type="float">
            <text:p><text:s text:c="3"/>4,6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43" calcext:value-type="float">
            <text:p><text:s text:c="3"/>54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number-columns-repeated="2" table:style-name="ce38" office:value-type="float" office:value="270" calcext:value-type="float">
            <text:p><text:s text:c="3"/>2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24.2.7.2$Linux_X86_64 LibreOffice_project/420$Build-2</meta:generator>
  </office:meta>
</office:document-meta>
</file>